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8be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8be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8be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8be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8be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8be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8be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8be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8be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8be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8be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8be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8be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8be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8be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8be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8be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iana del Valle Marin Guaiquirian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7/5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948931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avier Jesus Guaiquirian Ro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539988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0.39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3" meta:non-whitespace-character-count="1004"/>
    <meta:template xlink:type="simple" xlink:actuate="onRequest" xlink:title="Normal" xlink:href=""/>
  </office:meta>
</office:document-meta>
</file>